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Default" office:value-type="string" calcext:value-type="string">
            <text:p>idade_gestacional</text:p>
          </table:table-cell>
          <table:table-cell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0.21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.37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0.51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0.6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0.79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0.9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1.04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1.1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.26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1.36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1.4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1.54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1.6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1.7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1.76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1.8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1.88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.9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.97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2.01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2.0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0.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0.72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0.90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.08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.25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1.41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1.56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1.71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1.86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.99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.12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2.24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2.36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2.47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.57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2.67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.76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2.84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2.92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.99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3.05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0.85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.07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.29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.5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.7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.9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.09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.2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.45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.6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.79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.95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3.1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3.2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3.3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3.51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.6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.75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3.8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3.97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4.07</text:p>
          </table:table-cell>
          <table:table-cell office:value-type="string" calcext:value-type="string">
            <text:p>97.5</text:p>
          </table:table-cell>
        </table:table-row>
        <table:table-row table:style-name="ro1" table:number-rows-repeated="4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4:56:16.256239759</meta:creation-date>
    <meta:generator>LibreOffice/6.4.7.2$Linux_X86_64 LibreOffice_project/40$Build-2</meta:generator>
    <dc:date>2022-01-23T14:58:04.542141175</dc:date>
    <meta:editing-duration>PT1M47S</meta:editing-duration>
    <meta:editing-cycles>2</meta:editing-cycles>
    <meta:document-statistic meta:table-count="1" meta:cell-count="192" meta:object-count="0"/>
  </office:meta>
</office:document-meta>
</file>